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O47">
        <table:shapes>
          <draw:frame draw:z-index="0" draw:style-name="gr1" draw:text-style-name="P1" svg:width="6.2988in" svg:height="3.5429in" svg:x="0.0177in" svg:y="0.8969in">
            <draw:object draw:notify-on-update-of-ranges="Sheet1.A1:Sheet1.L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7.1217in" svg:y="0.8992in">
            <draw:object draw:notify-on-update-of-ranges="Sheet1.A2:Sheet1.L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0in" svg:y="4.8106in">
            <draw:object draw:notify-on-update-of-ranges="Sheet1.A3:Sheet1.O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7.1543in" svg:y="4.8311in">
            <draw:object draw:notify-on-update-of-ranges="Sheet1.A4:Sheet1.O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5" calcext:value-type="float">
            <text:p>100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05" calcext:value-type="float">
            <text:p>100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5" calcext:value-type="float">
            <text:p>100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0" table:target-range-address="Sheet1.A1:Sheet1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scale-to-pages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0:55:23.244967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22:36:51.033350611</meta:creation-date>
    <dc:date>2015-04-28T10:56:01.746063224</dc:date>
    <meta:editing-duration>PT11M19S</meta:editing-duration>
    <meta:editing-cycles>2</meta:editing-cycles>
    <meta:generator>LibreOffice/4.2.7.2$Linux_X86_64 LibreOffice_project/420m0$Build-2</meta:generator>
    <meta:document-statistic meta:table-count="1" meta:cell-count="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1:Sheet1.L1" svg:x="0.32cm" svg:y="0.18cm" svg:width="13.063cm" svg:height="8.64cm">
          <chartooo:coordinate-region svg:x="1.312cm" svg:y="0.38cm" svg:width="11.88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L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A1:Sheet1.L1</svg:desc>
                </draw:g>
              </table:table-cell>
              <table:table-cell office:value-type="float" office:value="1005">
                <text:p>1005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701cm" svg:y="4.204cm" style:legend-expansion="high" chart:style-name="ch2"/>
        <chart:plot-area chart:style-name="ch3" table:cell-range-address="Sheet1.A2:Sheet1.L2" svg:x="0.319cm" svg:y="0.18cm" svg:width="13.063cm" svg:height="8.646cm">
          <chartooo:coordinate-region svg:x="1.311cm" svg:y="0.38cm" svg:width="11.88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L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heet1.A2:Sheet1.L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5">
                <text:p>1005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5">
                <text:p>305</text:p>
              </table:table-cell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01cm" svg:y="4.203cm" style:legend-expansion="high" chart:style-name="ch2"/>
        <chart:plot-area chart:style-name="ch3" table:cell-range-address="Sheet1.A3:Sheet1.O3" svg:x="0.319cm" svg:y="0.18cm" svg:width="13.063cm" svg:height="8.645cm">
          <chartooo:coordinate-region svg:x="1.311cm" svg:y="0.379cm" svg:width="11.88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O3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A3:Sheet1.O3</svg:desc>
                </draw:g>
              </table:table-cell>
              <table:table-cell office:value-type="float" office:value="1005">
                <text:p>1005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  <table:table-cell office:value-type="float" office:value="150">
                <text:p>150</text:p>
              </table:table-cell>
              <table:table-cell office:value-type="float" office:value="500">
                <text:p>50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700">
                <text:p>70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701cm" svg:y="4.204cm" style:legend-expansion="high" chart:style-name="ch2"/>
        <chart:plot-area chart:style-name="ch3" table:cell-range-address="Sheet1.A4:Sheet1.O4" svg:x="0.319cm" svg:y="0.18cm" svg:width="13.063cm" svg:height="8.646cm">
          <chartooo:coordinate-region svg:x="1.126cm" svg:y="0.38cm" svg:width="12.06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4:Sheet1.O4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Sheet1.A4:Sheet1.O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  <table:table-cell office:value-type="float" office:value="150">
                <text:p>150</text:p>
              </table:table-cell>
              <table:table-cell office:value-type="float" office:value="500">
                <text:p>50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